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31.34mm"/>
    </style:style>
    <style:style style:name="co18" style:family="table-column">
      <style:table-column-properties fo:break-before="auto" style:column-width="26.07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30.8mm"/>
    </style:style>
    <style:style style:name="co21" style:family="table-column">
      <style:table-column-properties fo:break-before="auto" style:column-width="29.97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co42" style:family="table-column">
      <style:table-column-properties fo:break-before="auto" style:column-width="50.22mm"/>
    </style:style>
    <style:style style:name="co43" style:family="table-column">
      <style:table-column-properties fo:break-before="auto" style:column-width="21.08mm"/>
    </style:style>
    <style:style style:name="co44" style:family="table-column">
      <style:table-column-properties fo:break-before="auto" style:column-width="32.74mm"/>
    </style:style>
    <style:style style:name="co45" style:family="table-column">
      <style:table-column-properties fo:break-before="auto" style:column-width="32.46mm"/>
    </style:style>
    <style:style style:name="co46" style:family="table-column">
      <style:table-column-properties fo:break-before="auto" style:column-width="35.22mm"/>
    </style:style>
    <style:style style:name="co47" style:family="table-column">
      <style:table-column-properties fo:break-before="auto" style:column-width="37.45mm"/>
    </style:style>
    <style:style style:name="co48" style:family="table-column">
      <style:table-column-properties fo:break-before="auto" style:column-width="38.01mm"/>
    </style:style>
    <style:style style:name="co49" style:family="table-column">
      <style:table-column-properties fo:break-before="auto" style:column-width="37.73mm"/>
    </style:style>
    <style:style style:name="co50" style:family="table-column">
      <style:table-column-properties fo:break-before="auto" style:column-width="29.4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25.81mm"/>
    </style:style>
    <style:style style:name="co53" style:family="table-column">
      <style:table-column-properties fo:break-before="auto" style:column-width="36.62mm"/>
    </style:style>
    <style:style style:name="co54" style:family="table-column">
      <style:table-column-properties fo:break-before="auto" style:column-width="30.52mm"/>
    </style:style>
    <style:style style:name="co55" style:family="table-column">
      <style:table-column-properties fo:break-before="auto" style:column-width="43.83mm"/>
    </style:style>
    <style:style style:name="co56" style:family="table-column">
      <style:table-column-properties fo:break-before="auto" style:column-width="48.82mm"/>
    </style:style>
    <style:style style:name="co57" style:family="table-column">
      <style:table-column-properties fo:break-before="auto" style:column-width="52.72mm"/>
    </style:style>
    <style:style style:name="co58" style:family="table-column">
      <style:table-column-properties fo:break-before="auto" style:column-width="42.46mm"/>
    </style:style>
    <style:style style:name="co59" style:family="table-column">
      <style:table-column-properties fo:break-before="auto" style:column-width="41.89mm"/>
    </style:style>
    <style:style style:name="ro1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5.26mm" fo:break-before="auto" style:use-optimal-row-height="false"/>
    </style:style>
    <style:style style:name="ro21" style:family="table-row">
      <style:table-row-properties style:row-height="5.79mm" fo:break-before="auto" style:use-optimal-row-height="false"/>
    </style:style>
    <style:style style:name="ro22" style:family="table-row">
      <style:table-row-properties style:row-height="9.47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2.95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9" style:family="table-row">
      <style:table-row-properties style:row-height="8.15mm" fo:break-before="auto" style:use-optimal-row-height="false"/>
    </style:style>
    <style:style style:name="ro32" style:family="table-row">
      <style:table-row-properties style:row-height="8.68mm" fo:break-before="auto" style:use-optimal-row-height="false"/>
    </style:style>
    <style:style style:name="ro33" style:family="table-row">
      <style:table-row-properties style:row-height="7.88mm" fo:break-before="auto" style:use-optimal-row-height="false"/>
    </style:style>
    <style:style style:name="ro47" style:family="table-row">
      <style:table-row-properties style:row-height="10.83mm" fo:break-before="auto" style:use-optimal-row-height="false"/>
    </style:style>
    <style:style style:name="ro48" style:family="table-row">
      <style:table-row-properties style:row-height="7.62mm" fo:break-before="auto" style:use-optimal-row-height="false"/>
    </style:style>
    <style:style style:name="ro49" style:family="table-row">
      <style:table-row-properties style:row-height="4.99mm" fo:break-before="auto" style:use-optimal-row-height="false"/>
    </style:style>
    <style:style style:name="ro50" style:family="table-row">
      <style:table-row-properties style:row-height="6.23mm" fo:break-before="auto" style:use-optimal-row-height="true"/>
    </style:style>
    <style:style style:name="ro51" style:family="table-row">
      <style:table-row-properties style:row-height="5.38mm" fo:break-before="auto" style:use-optimal-row-height="true"/>
    </style:style>
    <style:style style:name="ro52" style:family="table-row">
      <style:table-row-properties style:row-height="8.98mm" fo:break-before="auto" style:use-optimal-row-height="false"/>
    </style:style>
    <style:style style:name="ro53" style:family="table-row">
      <style:table-row-properties style:row-height="6.86mm" fo:break-before="auto" style:use-optimal-row-height="false"/>
    </style:style>
    <style:style style:name="ro54" style:family="table-row">
      <style:table-row-properties style:row-height="4.74mm" fo:break-before="auto" style:use-optimal-row-height="false"/>
    </style:style>
    <style:style style:name="ro55" style:family="table-row">
      <style:table-row-properties style:row-height="4.48mm" fo:break-before="auto" style:use-optimal-row-height="false"/>
    </style:style>
    <style:style style:name="ro56" style:family="table-row">
      <style:table-row-properties style:row-height="5.27mm" fo:break-before="auto" style:use-optimal-row-height="false"/>
    </style:style>
    <style:style style:name="ro57" style:family="table-row">
      <style:table-row-properties style:row-height="4.22mm" fo:break-before="auto" style:use-optimal-row-height="false"/>
    </style:style>
    <style:style style:name="ro58" style:family="table-row">
      <style:table-row-properties style:row-height="9.77mm" fo:break-before="auto" style:use-optimal-row-height="false"/>
    </style:style>
    <style:style style:name="ro59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26" style:family="table-row">
      <style:table-row-properties style:row-height="4.73mm" fo:break-before="auto" style:use-optimal-row-height="true"/>
    </style:style>
    <style:style style:name="ro3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28" style:family="table-row">
      <style:table-row-properties style:row-height="8.94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64" style:family="table-row">
      <style:table-row-properties style:row-height="14.2mm" fo:break-before="auto" style:use-optimal-row-height="false"/>
    </style:style>
    <style:style style:name="ro65" style:family="table-row">
      <style:table-row-properties style:row-height="4.53mm" fo:break-before="auto" style:use-optimal-row-height="false"/>
    </style:style>
    <style:style style:name="ro66" style:family="table-row">
      <style:table-row-properties style:row-height="6.31mm" fo:break-before="auto" style:use-optimal-row-height="true"/>
    </style:style>
    <style:style style:name="ro67" style:family="table-row">
      <style:table-row-properties style:row-height="12.36mm" fo:break-before="auto" style:use-optimal-row-height="true"/>
    </style:style>
    <style:style style:name="ro68" style:family="table-row">
      <style:table-row-properties style:row-height="10.57mm" fo:break-before="auto" style:use-optimal-row-height="false"/>
    </style:style>
    <style:style style:name="ro69" style:family="table-row">
      <style:table-row-properties style:row-height="10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ackground-color="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ffff00" fo:border="0.06pt solid #000000"/>
      <style:text-properties style:text-position=""/>
    </style:style>
    <style:style style:name="ce22" style:family="table-cell" style:parent-style-name="Default" style:data-style-name="N37">
      <style:table-cell-properties fo:background-color="#ff6600" fo:border="0.06pt solid #000000"/>
      <style:text-properties style:text-position=""/>
    </style:style>
    <style:style style:name="ce23" style:family="table-cell" style:parent-style-name="Default">
      <style:table-cell-properties fo:background-color="#ff66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  <style:text-properties style:text-position=""/>
    </style:style>
    <style:style style:name="ce25" style:family="table-cell" style:parent-style-name="Default" style:data-style-name="N37">
      <style:table-cell-properties fo:background-color="#00cc33" fo:border="0.06pt solid #666666"/>
      <style:text-properties style:text-position=""/>
    </style:style>
    <style:style style:name="ce26" style:family="table-cell" style:parent-style-name="Default">
      <style:table-cell-properties fo:background-color="#ffff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  <style:text-properties style:text-position=""/>
    </style:style>
    <style:style style:name="ce31" style:family="table-cell" style:parent-style-name="Default" style:data-style-name="N37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  <style:text-properties style:text-position="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  <style:text-properties style:text-position=""/>
    </style:style>
    <style:style style:name="ce36" style:family="table-cell" style:parent-style-name="Default" style:data-style-name="N37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0" style:family="table-cell" style:parent-style-name="Default">
      <style:table-cell-properties fo:background-color="#ffff00" fo:border="0.06pt solid #666666"/>
      <style:text-properties style:text-position=""/>
    </style:style>
    <style:style style:name="ce41" style:family="table-cell" style:parent-style-name="Default">
      <style:table-cell-properties fo:background-color="#00cc33" fo:border="0.06pt solid #666666"/>
      <style:text-properties style:text-position=""/>
    </style:style>
    <style:style style:name="ce42" style:family="table-cell" style:parent-style-name="Default">
      <style:table-cell-properties fo:background-color="#00cc00" fo:border="0.06pt solid #666666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ffcc" fo:border="0.06pt solid #000000"/>
      <style:text-properties style:text-position=""/>
    </style:style>
    <style:style style:name="ce46" style:family="table-cell" style:parent-style-name="Default">
      <style:table-cell-properties fo:background-color="#9900ff" fo:border="0.06pt solid #000000"/>
      <style:text-properties style:text-position=""/>
    </style:style>
    <style:style style:name="ce47" style:family="table-cell" style:parent-style-name="Default">
      <style:table-cell-properties fo:background-color="transparent"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2.49pt solid #666666"/>
      <style:text-properties style:text-position=""/>
    </style:style>
    <style:style style:name="ce49" style:family="table-cell" style:parent-style-name="Default">
      <style:table-cell-properties fo:background-color="#00cc00" fo:border="2.49pt solid #666666"/>
      <style:text-properties style:text-position=""/>
    </style:style>
    <style:style style:name="ce50" style:family="table-cell" style:parent-style-name="Default">
      <style:table-cell-properties fo:background-color="transparent"/>
      <style:text-properties style:text-position=""/>
    </style:style>
    <style:style style:name="ce8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61" style:family="table-cell" style:parent-style-name="Default">
      <style:table-cell-properties fo:background-color="#ff0000"/>
    </style:style>
    <style:style style:name="ce62" style:family="table-cell" style:parent-style-name="Default">
      <style:table-cell-properties fo:background-color="#ff6600"/>
    </style:style>
    <style:style style:name="ce63" style:family="table-cell" style:parent-style-name="Default">
      <style:table-cell-properties fo:background-color="#ffff00"/>
    </style:style>
    <style:style style:name="ce64" style:family="table-cell" style:parent-style-name="Default">
      <style:table-cell-properties fo:background-color="#00cc33"/>
    </style:style>
    <style:style style:name="ce65" style:family="table-cell" style:parent-style-name="Default">
      <style:table-cell-properties fo:background-color="#99ffcc"/>
    </style:style>
    <style:style style:name="ce66" style:family="table-cell" style:parent-style-name="Default">
      <style:table-cell-properties fo:background-color="#9933ff"/>
    </style:style>
    <style:style style:name="ce67" style:family="table-cell" style:parent-style-name="Default">
      <style:table-cell-properties fo:background-color="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37">
      <style:table-cell-properties fo:background-color="#ff0000" fo:border="0.06pt solid #000000"/>
    </style:style>
    <style:style style:name="ce71" style:family="table-cell" style:parent-style-name="Default" style:data-style-name="N37">
      <style:table-cell-properties fo:background-color="#ffff00" fo:border="0.06pt solid #000000"/>
    </style:style>
    <style:style style:name="ce72" style:family="table-cell" style:parent-style-name="Default" style:data-style-name="N37">
      <style:table-cell-properties fo:background-color="#ff6600" fo:border="0.06pt solid #000000"/>
    </style:style>
    <style:style style:name="ce73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4" style:family="table-cell" style:parent-style-name="Default" style:data-style-name="N37">
      <style:table-cell-properties fo:background-color="#ffff00" fo:border="0.06pt solid #666666"/>
    </style:style>
    <style:style style:name="ce75" style:family="table-cell" style:parent-style-name="Default" style:data-style-name="N37">
      <style:table-cell-properties fo:background-color="#00cc33" fo:border="0.06pt solid #666666"/>
    </style:style>
    <style:style style:name="ce7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7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8" style:family="table-cell" style:parent-style-name="Default" style:data-style-name="N37">
      <style:table-cell-properties fo:background-color="#00cc00" fo:border="0.06pt solid #666666"/>
    </style:style>
    <style:style style:name="ce7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37">
      <style:table-cell-properties fo:background-color="#00cc33" fo:border="0.06pt solid #000000"/>
    </style:style>
    <style:style style:name="ce81" style:family="table-cell" style:parent-style-name="Default" style:data-style-name="N37">
      <style:table-cell-properties fo:background-color="#00cc00" fo:border="0.06pt solid #000000"/>
    </style:style>
    <style:style style:name="ce82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 style:data-style-name="N37">
      <style:table-cell-properties fo:background-color="#99ffcc" fo:border="0.06pt solid #000000"/>
    </style:style>
    <style:style style:name="ce8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37">
      <style:table-cell-properties fo:background-color="#9900ff" fo:border="0.06pt solid #000000"/>
    </style:style>
    <style:style style:name="ce96" style:family="table-cell" style:parent-style-name="Default" style:data-style-name="N37">
      <style:table-cell-properties fo:border="0.06pt solid #000000"/>
    </style:style>
    <style:style style:name="ce97" style:family="table-cell" style:parent-style-name="Default">
      <style:table-cell-properties fo:background-color="#ff0000" fo:border="0.06pt solid #000000"/>
    </style:style>
    <style:style style:name="ce98" style:family="table-cell" style:parent-style-name="Default">
      <style:table-cell-properties fo:background-color="#ffff00" fo:border="0.06pt solid #000000"/>
    </style:style>
    <style:style style:name="ce99" style:family="table-cell" style:parent-style-name="Default">
      <style:table-cell-properties fo:background-color="#ff6600" fo:border="0.06pt solid #000000"/>
    </style:style>
    <style:style style:name="ce100" style:family="table-cell" style:parent-style-name="Default">
      <style:table-cell-properties fo:background-color="#ffff00" fo:border="0.06pt solid #666666"/>
    </style:style>
    <style:style style:name="ce101" style:family="table-cell" style:parent-style-name="Default">
      <style:table-cell-properties fo:background-color="#00cc33" fo:border="0.06pt solid #666666"/>
    </style:style>
    <style:style style:name="ce102" style:family="table-cell" style:parent-style-name="Default">
      <style:table-cell-properties fo:background-color="#00cc00" fo:border="0.06pt solid #666666"/>
    </style:style>
    <style:style style:name="ce103" style:family="table-cell" style:parent-style-name="Default">
      <style:table-cell-properties fo:background-color="#00cc33" fo:border="0.06pt solid #000000"/>
    </style:style>
    <style:style style:name="ce104" style:family="table-cell" style:parent-style-name="Default">
      <style:table-cell-properties fo:background-color="#00cc00" fo:border="0.06pt solid #000000"/>
    </style:style>
    <style:style style:name="ce105" style:family="table-cell" style:parent-style-name="Default">
      <style:table-cell-properties fo:background-color="#99ffcc" fo:border="0.06pt solid #000000"/>
    </style:style>
    <style:style style:name="ce106" style:family="table-cell" style:parent-style-name="Default">
      <style:table-cell-properties fo:background-color="#9900ff" fo:border="0.06pt solid #000000"/>
    </style:style>
    <style:style style:name="ce107" style:family="table-cell" style:parent-style-name="Default">
      <style:table-cell-properties fo:background-color="transparent" fo:border="0.06pt solid #000000"/>
    </style:style>
    <style:style style:name="ce108" style:family="table-cell" style:parent-style-name="Default">
      <style:table-cell-properties fo:background-color="#ffff00" fo:border="2.49pt solid #666666"/>
    </style:style>
    <style:style style:name="ce109" style:family="table-cell" style:parent-style-name="Default">
      <style:table-cell-properties fo:background-color="#00cc00" fo:border="2.49pt solid #666666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ackground-color="#0000cc"/>
    </style:style>
    <style:style style:name="ce11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00ff" fo:border="0.06pt solid #000000"/>
    </style:style>
    <style:style style:name="ce114" style:family="table-cell" style:parent-style-name="Default">
      <style:table-cell-properties fo:background-color="#0000cc" fo:border="0.06pt solid #000000"/>
    </style:style>
    <style:style style:name="ce115" style:family="table-cell" style:parent-style-name="Default" style:data-style-name="N41">
      <style:table-cell-properties fo:border="0.06pt solid #000000"/>
    </style:style>
    <style:style style:name="ce11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17" style:family="table-cell" style:parent-style-name="Default">
      <style:table-cell-properties fo:background-color="#0000ff" fo:wrap-option="wrap" fo:border="0.06pt solid #000000"/>
    </style:style>
    <style:style style:name="ce118" style:family="table-cell" style:parent-style-name="Default">
      <style:table-cell-properties fo:background-color="#ff0000" fo:wrap-option="wrap" fo:border="0.06pt solid #000000"/>
    </style:style>
    <style:style style:name="ce11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2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2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22" style:family="table-cell" style:parent-style-name="Default">
      <style:table-cell-properties fo:background-color="#ff0000" fo:wrap-option="wrap"/>
    </style:style>
    <style:style style:name="ce123" style:family="table-cell" style:parent-style-name="Default">
      <style:table-cell-properties fo:background-color="#ff6600" fo:wrap-option="wrap"/>
    </style:style>
    <style:style style:name="ce124" style:family="table-cell" style:parent-style-name="Default">
      <style:table-cell-properties fo:background-color="#ffff00" fo:wrap-option="wrap"/>
    </style:style>
    <style:style style:name="ce125" style:family="table-cell" style:parent-style-name="Default">
      <style:table-cell-properties fo:background-color="#00cc33" fo:wrap-option="wrap"/>
    </style:style>
    <style:style style:name="ce126" style:family="table-cell" style:parent-style-name="Default">
      <style:table-cell-properties fo:background-color="#99ffcc" fo:wrap-option="wrap"/>
    </style:style>
    <style:style style:name="ce127" style:family="table-cell" style:parent-style-name="Default">
      <style:table-cell-properties fo:background-color="#9933ff" fo:wrap-option="wrap"/>
    </style:style>
    <style:style style:name="ce128" style:family="table-cell" style:parent-style-name="Default">
      <style:table-cell-properties fo:background-color="#0000ff" fo:wrap-option="wrap"/>
    </style:style>
    <style:style style:name="ce129" style:family="table-cell" style:parent-style-name="Default">
      <style:table-cell-properties fo:wrap-option="wrap"/>
    </style:style>
    <style:style style:name="ce130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32" style:family="table-cell" style:parent-style-name="Default">
      <style:table-cell-properties fo:background-color="#ffff66" fo:wrap-option="wrap" fo:border="0.06pt solid #000000"/>
    </style:style>
    <style:style style:name="ce133" style:family="table-cell" style:parent-style-name="Default">
      <style:table-cell-properties fo:background-color="#ff3333" fo:wrap-option="wrap" fo:border="0.06pt solid #000000"/>
    </style:style>
    <style:style style:name="ce134" style:family="table-cell" style:parent-style-name="Default">
      <style:table-cell-properties fo:background-color="#ff6600" fo:wrap-option="wrap" fo:border="0.06pt solid #000000"/>
    </style:style>
    <style:style style:name="ce135" style:family="table-cell" style:parent-style-name="Default">
      <style:table-cell-properties fo:background-color="#ffff00" fo:wrap-option="wrap" fo:border="0.06pt solid #000000"/>
    </style:style>
    <style:style style:name="ce136" style:family="table-cell" style:parent-style-name="Default">
      <style:table-cell-properties fo:background-color="#00cc00" fo:wrap-option="wrap" fo:border="0.06pt solid #000000"/>
    </style:style>
    <style:style style:name="ce137" style:family="table-cell" style:parent-style-name="Default">
      <style:table-cell-properties fo:wrap-option="wrap" fo:border="0.06pt solid #000000"/>
    </style:style>
    <style:style style:name="ce138" style:family="table-cell" style:parent-style-name="Default">
      <style:table-cell-properties fo:background-color="#ffffff" fo:wrap-option="wrap" fo:border="0.06pt solid #000000"/>
    </style:style>
    <style:style style:name="ce13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40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4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4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4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4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45" style:family="table-cell" style:parent-style-name="Default">
      <style:table-cell-properties fo:background-color="#ffff00" fo:wrap-option="wrap" fo:border="0.06pt solid #000000" style:vertical-align="top"/>
      <style:text-properties style:font-name="Arial" style:font-name-asian="Andale Sans UI" style:font-name-complex="Tahoma"/>
    </style:style>
    <style:style style:name="ce146" style:family="table-cell" style:parent-style-name="Default">
      <style:table-cell-properties fo:background-color="#ff3333" fo:wrap-option="wrap" fo:border="0.06pt solid #000000" style:vertical-align="top"/>
      <style:text-properties style:font-name="Arial" style:font-name-asian="Andale Sans UI" style:font-name-complex="Tahoma"/>
    </style:style>
    <style:style style:name="ce147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48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49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50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51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152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15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54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55" style:family="table-cell" style:parent-style-name="Default">
      <style:table-cell-properties fo:background-color="#ffffff" fo:wrap-option="wrap"/>
    </style:style>
    <style:style style:name="ce156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57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58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1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62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42" table:default-cell-style-name="ce68"/>
        <table:table-column table:style-name="co43" table:number-columns-repeated="2" table:default-cell-style-name="ce68"/>
        <table:table-column table:style-name="co1" table:default-cell-style-name="ce68"/>
        <table:table-column table:style-name="co44" table:default-cell-style-name="ce68"/>
        <table:table-column table:style-name="co45" table:default-cell-style-name="ce68"/>
        <table:table-column table:style-name="co46" table:default-cell-style-name="ce68"/>
        <table:table-column table:style-name="co47" table:default-cell-style-name="ce68"/>
        <table:table-column table:style-name="co48" table:default-cell-style-name="ce68"/>
        <table:table-column table:style-name="co49" table:default-cell-style-name="ce68"/>
        <table:table-column table:style-name="co50" table:default-cell-style-name="ce68"/>
        <table:table-column table:style-name="co1" table:default-cell-style-name="Default"/>
        <table:table-row table:style-name="ro1">
          <table:table-cell table:style-name="ce6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12" office:value-type="string" calcext:value-type="string">
            <text:p>Наименование</text:p>
          </table:table-cell>
          <table:table-cell table:style-name="ce112" office:value-type="string" calcext:value-type="string">
            <text:p>Всего</text:p>
          </table:table-cell>
          <table:table-cell table:style-name="ce112" office:value-type="string" calcext:value-type="string">
            <text:p>Выполнено</text:p>
          </table:table-cell>
          <table:table-cell table:style-name="ce112" office:value-type="string" calcext:value-type="string">
            <text:p>%</text:p>
          </table:table-cell>
          <table:table-cell table:style-name="ce112" office:value-type="string" calcext:value-type="string">
            <text:p>Пункт 1</text:p>
          </table:table-cell>
          <table:table-cell table:style-name="ce112" office:value-type="string" calcext:value-type="string">
            <text:p>Пункт 2</text:p>
          </table:table-cell>
          <table:table-cell table:style-name="ce112" office:value-type="string" calcext:value-type="string">
            <text:p>Пункт 3</text:p>
          </table:table-cell>
          <table:table-cell table:style-name="ce112" office:value-type="string" calcext:value-type="string">
            <text:p>Пункт 4</text:p>
          </table:table-cell>
          <table:table-cell table:style-name="ce112" office:value-type="string" calcext:value-type="string">
            <text:p>Пункт 5</text:p>
          </table:table-cell>
          <table:table-cell table:style-name="ce112" office:value-type="string" calcext:value-type="string">
            <text:p>Пункт 6</text:p>
          </table:table-cell>
          <table:table-cell table:style-name="ce112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113" office:value-type="string" calcext:value-type="string">
              <text:p>English (Видеоуроки)</text:p>
            </table:table-cell>
            <table:table-cell table:number-columns-repeated="2" table:style-name="ce113" office:value-type="float" office:value="16" calcext:value-type="float">
              <text:p>16</text:p>
            </table:table-cell>
            <table:table-cell table:style-name="ce113" table:formula="of:= ([.C10]/[.B10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64" table:visibility="collapse">
            <table:table-cell table:style-name="ce113" office:value-type="string" calcext:value-type="string">
              <text:p>Спорт 60 – 80</text:p>
            </table:table-cell>
            <table:table-cell table:number-columns-repeated="2" table:style-name="ce113" office:value-type="float" office:value="80" calcext:value-type="float">
              <text:p>80</text:p>
            </table:table-cell>
            <table:table-cell table:style-name="ce113" office:value-type="string" calcext:value-type="string">
              <text:p>&gt;10% <text:s/>&lt;25%</text:p>
            </table:table-cell>
            <table:table-cell table:style-name="ce117" office:value-type="string" calcext:value-type="string">
              <text:p>60 – 63 <text:s/>= 0/10%</text:p>
            </table:table-cell>
            <table:table-cell table:style-name="ce119" office:value-type="string" calcext:value-type="string">
              <text:p>64 – 67 = 10/25%</text:p>
            </table:table-cell>
            <table:table-cell table:style-name="ce119" office:value-type="string" calcext:value-type="string">
              <text:p>68 – 70 = 25/45%</text:p>
            </table:table-cell>
            <table:table-cell table:style-name="ce119" office:value-type="string" calcext:value-type="string">
              <text:p>71 – 73 = 45/65%</text:p>
            </table:table-cell>
            <table:table-cell table:style-name="ce119" office:value-type="string" calcext:value-type="string">
              <text:p>74 – 76 = 65/85%</text:p>
            </table:table-cell>
            <table:table-cell table:style-name="ce119" office:value-type="string" calcext:value-type="string">
              <text:p>77 – 80 = 85/100%</text:p>
            </table:table-cell>
            <table:table-cell table:style-name="ce119"/>
            <table:table-cell table:style-name="ce121"/>
          </table:table-row>
          <table:table-row table:style-name="ro1" table:visibility="collapse">
            <table:table-cell table:style-name="ce113" office:value-type="string" calcext:value-type="string">
              <text:p>Скидки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12]/[.B12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Пакеты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13]/[.B13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Загрузка Албрехт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14]/[.B14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Программист – фанатик</text:p>
            </table:table-cell>
            <table:table-cell table:number-columns-repeated="2" table:style-name="ce113" office:value-type="float" office:value="174" calcext:value-type="float">
              <text:p>174</text:p>
            </table:table-cell>
            <table:table-cell table:style-name="ce113" table:formula="of:= ([.C15]/[.B15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Прейскуранты/филиалы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16]/[.B16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Поменять карту</text:p>
            </table:table-cell>
            <table:table-cell table:style-name="ce113" office:value-type="float" office:value="100" calcext:value-type="float">
              <text:p>100</text:p>
            </table:table-cell>
            <table:table-cell table:style-name="ce113" office:value-type="float" office:value="0" calcext:value-type="float">
              <text:p>0</text:p>
            </table:table-cell>
            <table:table-cell table:style-name="ce113" table:formula="of:= ([.C17]/[.B17])*100" office:value-type="float" office:value="0" calcext:value-type="float">
              <text:p>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Мильгамма</text:p>
            </table:table-cell>
            <table:table-cell table:number-columns-repeated="2" table:style-name="ce113" office:value-type="float" office:value="10" calcext:value-type="float">
              <text:p>10</text:p>
            </table:table-cell>
            <table:table-cell table:style-name="ce113" table:formula="of:= ([.C18]/[.B18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Стойка</text:p>
            </table:table-cell>
            <table:table-cell table:number-columns-repeated="2" table:style-name="ce113" office:value-type="float" office:value="45" calcext:value-type="float">
              <text:p>45</text:p>
            </table:table-cell>
            <table:table-cell table:style-name="ce113" table:formula="of:= ([.C19]/[.B19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Payment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20]/[.B20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Autocomplete string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21]/[.B21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26" table:visibility="collapse">
            <table:table-cell table:style-name="ce113" office:value-type="string" calcext:value-type="string">
              <text:p>Спорт 80 – 100</text:p>
            </table:table-cell>
            <table:table-cell table:style-name="ce113" office:value-type="float" office:value="100" calcext:value-type="float">
              <text:p>100</text:p>
            </table:table-cell>
            <table:table-cell table:style-name="ce113" office:value-type="float" office:value="101" calcext:value-type="float">
              <text:p>101</text:p>
            </table:table-cell>
            <table:table-cell table:style-name="ce113" office:value-type="string" calcext:value-type="string">
              <text:p>&gt;25% <text:s/>&lt;45%</text:p>
            </table:table-cell>
            <table:table-cell table:style-name="ce117" office:value-type="string" calcext:value-type="string">
              <text:p>80 – 83 <text:s/>= 0/10%</text:p>
            </table:table-cell>
            <table:table-cell table:style-name="ce119" office:value-type="string" calcext:value-type="string">
              <text:p>84 – 87 = 10/25%</text:p>
            </table:table-cell>
            <table:table-cell table:style-name="ce119" office:value-type="string" calcext:value-type="string">
              <text:p>88 – 90 = 25/45%</text:p>
            </table:table-cell>
            <table:table-cell table:style-name="ce119" office:value-type="string" calcext:value-type="string">
              <text:p>91 – 93 = 45/65%</text:p>
            </table:table-cell>
            <table:table-cell table:style-name="ce119" office:value-type="string" calcext:value-type="string">
              <text:p>94 – 96 = 65/85%</text:p>
            </table:table-cell>
            <table:table-cell table:style-name="ce119" office:value-type="string" calcext:value-type="string">
              <text:p>97 – 100 = 85/100%</text:p>
            </table:table-cell>
            <table:table-cell table:style-name="ce113"/>
            <table:table-cell/>
          </table:table-row>
          <table:table-row table:style-name="ro1" table:visibility="collapse">
            <table:table-cell table:style-name="ce113" office:value-type="string" calcext:value-type="string">
              <text:p>Linux установка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23]/[.B23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4" office:value-type="string" calcext:value-type="string">
              <text:p>Грокаем Алгоритмы</text:p>
            </table:table-cell>
            <table:table-cell table:number-columns-repeated="2" table:style-name="ce114" office:value-type="float" office:value="290" calcext:value-type="float">
              <text:p>290</text:p>
            </table:table-cell>
            <table:table-cell table:style-name="ce114" table:formula="of:= ([.C24]/[.B24])*100" office:value-type="float" office:value="100" calcext:value-type="float">
              <text:p>100</text:p>
            </table:table-cell>
            <table:table-cell table:style-name="ce114" table:number-columns-repeated="7"/>
            <table:table-cell/>
          </table:table-row>
        </table:table-row-group>
        <table:table-row table:style-name="ro1">
          <table:table-cell table:style-name="ce98" office:value-type="string" calcext:value-type="string">
            <text:p>Программист – прагматик</text:p>
          </table:table-cell>
          <table:table-cell table:style-name="ce98" office:value-type="float" office:value="349" calcext:value-type="float">
            <text:p>349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table:formula="of:= ([.C25]/[.B25])*100" office:value-type="float" office:value="30.3724928366762" calcext:value-type="float">
            <text:p>30,37</text:p>
          </table:table-cell>
          <table:table-cell table:style-name="ce98" table:number-columns-repeated="7"/>
          <table:table-cell/>
        </table:table-row>
        <table:table-row table:style-name="ro1">
          <table:table-cell table:style-name="ce99" office:value-type="string" calcext:value-type="string">
            <text:p>Code complete</text:p>
          </table:table-cell>
          <table:table-cell table:style-name="ce99" office:value-type="float" office:value="889" calcext:value-type="float">
            <text:p>889</text:p>
          </table:table-cell>
          <table:table-cell table:style-name="ce99" office:value-type="float" office:value="92" calcext:value-type="float">
            <text:p>92</text:p>
          </table:table-cell>
          <table:table-cell table:style-name="ce99" table:formula="of:= ([.C26]/[.B26])*100" office:value-type="float" office:value="10.3487064116985" calcext:value-type="float">
            <text:p>10,35</text:p>
          </table:table-cell>
          <table:table-cell table:style-name="ce99" table:number-columns-repeated="7"/>
          <table:table-cell/>
        </table:table-row>
        <table:table-row table:style-name="ro65">
          <table:table-cell table:style-name="ce99" office:value-type="string" calcext:value-type="string">
            <text:p>Алгоритмы java</text:p>
          </table:table-cell>
          <table:table-cell table:style-name="ce99" office:value-type="float" office:value="843" calcext:value-type="float">
            <text:p>843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table:formula="of:= ([.C27]/[.B27])*100" office:value-type="float" office:value="15.8956109134045" calcext:value-type="float">
            <text:p>15,9</text:p>
          </table:table-cell>
          <table:table-cell table:style-name="ce99" table:number-columns-repeated="7"/>
          <table:table-cell/>
        </table:table-row>
        <table:table-row table:style-name="ro1">
          <table:table-cell table:style-name="ce98" office:value-type="string" calcext:value-type="string">
            <text:p>Паттерны</text:p>
          </table:table-cell>
          <table:table-cell table:style-name="ce98" office:value-type="float" office:value="656" calcext:value-type="float">
            <text:p>656</text:p>
          </table:table-cell>
          <table:table-cell table:style-name="ce98" office:value-type="float" office:value="270" calcext:value-type="float">
            <text:p>270</text:p>
          </table:table-cell>
          <table:table-cell table:style-name="ce98" table:formula="of:= ([.C28]/[.B28])*100" office:value-type="float" office:value="41.1585365853659" calcext:value-type="float">
            <text:p>41,16</text:p>
          </table:table-cell>
          <table:table-cell table:style-name="ce98" table:number-columns-repeated="7"/>
          <table:table-cell/>
        </table:table-row>
        <table:table-row table:style-name="ro1">
          <table:table-cell table:style-name="ce103" office:value-type="string" calcext:value-type="string">
            <text:p>Алгоритмы Кормен</text:p>
          </table:table-cell>
          <table:table-cell table:style-name="ce103" office:value-type="float" office:value="208" calcext:value-type="float">
            <text:p>208</text:p>
          </table:table-cell>
          <table:table-cell table:style-name="ce103" office:value-type="float" office:value="124" calcext:value-type="float">
            <text:p>124</text:p>
          </table:table-cell>
          <table:table-cell table:style-name="ce103" table:formula="of:= ([.C29]/[.B29])*100" office:value-type="float" office:value="59.6153846153846" calcext:value-type="float">
            <text:p>59,62</text:p>
          </table:table-cell>
          <table:table-cell table:style-name="ce103" table:number-columns-repeated="7"/>
          <table:table-cell/>
        </table:table-row>
        <table:table-row table:style-name="ro1">
          <table:table-cell table:style-name="ce98" office:value-type="string" calcext:value-type="string">
            <text:p>5 дней без белка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formula="of:= ([.C30]/[.B30])*100" office:value-type="float" office:value="40" calcext:value-type="float">
            <text:p>40</text:p>
          </table:table-cell>
          <table:table-cell table:style-name="ce98" table:number-columns-repeated="7"/>
          <table:table-cell/>
        </table:table-row>
        <table:table-row table:style-name="ro1">
          <table:table-cell table:style-name="ce104" office:value-type="string" calcext:value-type="string">
            <text:p>Чистый код</text:p>
          </table:table-cell>
          <table:table-cell table:style-name="ce104" office:value-type="float" office:value="466" calcext:value-type="float">
            <text:p>466</text:p>
          </table:table-cell>
          <table:table-cell table:style-name="ce104" office:value-type="float" office:value="300" calcext:value-type="float">
            <text:p>300</text:p>
          </table:table-cell>
          <table:table-cell table:style-name="ce104" table:formula="of:= ([.C31]/[.B31])*100" office:value-type="float" office:value="64.3776824034335" calcext:value-type="float">
            <text:p>64,38</text:p>
          </table:table-cell>
          <table:table-cell table:style-name="ce104" table:number-columns-repeated="7"/>
          <table:table-cell/>
        </table:table-row>
        <table:table-row table:style-name="ro1">
          <table:table-cell table:style-name="ce98" office:value-type="string" calcext:value-type="string">
            <text:p>Методы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42" calcext:value-type="float">
            <text:p>42</text:p>
          </table:table-cell>
          <table:table-cell table:style-name="ce98" table:formula="of:= ([.C32]/[.B32])*100" office:value-type="float" office:value="42" calcext:value-type="float">
            <text:p>42</text:p>
          </table:table-cell>
          <table:table-cell table:style-name="ce98" table:number-columns-repeated="7"/>
          <table:table-cell/>
        </table:table-row>
        <table:table-row table:style-name="ro28">
          <table:table-cell table:style-name="ce97" office:value-type="string" calcext:value-type="string">
            <text:p>Спорт 100 – 120</text:p>
          </table:table-cell>
          <table:table-cell table:style-name="ce97" office:value-type="float" office:value="120" calcext:value-type="float">
            <text:p>120</text:p>
          </table:table-cell>
          <table:table-cell table:style-name="ce97" office:value-type="float" office:value="101" calcext:value-type="float">
            <text:p>101</text:p>
          </table:table-cell>
          <table:table-cell table:style-name="ce116" office:value-type="string" calcext:value-type="string">
            <text:p>100 – 103</text:p>
          </table:table-cell>
          <table:table-cell table:style-name="ce118" office:value-type="string" calcext:value-type="string">
            <text:p>100 – 103 <text:s/>= 0/10%</text:p>
          </table:table-cell>
          <table:table-cell table:style-name="ce120" office:value-type="string" calcext:value-type="string">
            <text:p>104 – 107 = 10/25%</text:p>
          </table:table-cell>
          <table:table-cell table:style-name="ce120" office:value-type="string" calcext:value-type="string">
            <text:p>108 – 110 = 25/45%</text:p>
          </table:table-cell>
          <table:table-cell table:style-name="ce120" office:value-type="string" calcext:value-type="string">
            <text:p>111 – 113 = 45/65%</text:p>
          </table:table-cell>
          <table:table-cell table:style-name="ce120" office:value-type="string" calcext:value-type="string">
            <text:p>114 – 116 = 65/85%</text:p>
          </table:table-cell>
          <table:table-cell table:style-name="ce120" office:value-type="string" calcext:value-type="string">
            <text:p>117 – 120 = 85/100%</text:p>
          </table:table-cell>
          <table:table-cell table:style-name="ce97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дъем</text:p>
          </table:table-cell>
          <table:table-cell table:style-name="ce115" office:value-type="time" office:time-value="PT07H00M00S" calcext:value-type="time">
            <text:p>07:00:00</text:p>
          </table:table-cell>
          <table:table-cell table:style-name="ce115" office:value-type="time" office:time-value="PT08H55M00S" calcext:value-type="time">
            <text:p>08:5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тдых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42" table:default-cell-style-name="ce129"/>
        <table:table-column table:style-name="co43" table:number-columns-repeated="2" table:default-cell-style-name="ce129"/>
        <table:table-column table:style-name="co1" table:default-cell-style-name="ce129"/>
        <table:table-column table:style-name="co44" table:default-cell-style-name="ce129"/>
        <table:table-column table:style-name="co45" table:default-cell-style-name="ce129"/>
        <table:table-column table:style-name="co46" table:default-cell-style-name="ce129"/>
        <table:table-column table:style-name="co47" table:default-cell-style-name="ce129"/>
        <table:table-column table:style-name="co48" table:default-cell-style-name="ce129"/>
        <table:table-column table:style-name="co49" table:default-cell-style-name="ce129"/>
        <table:table-column table:style-name="co50" table:default-cell-style-name="ce129"/>
        <table:table-column table:style-name="co1" table:default-cell-style-name="ce129"/>
        <table:table-column table:style-name="co14" table:number-columns-repeated="1012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12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number-columns-repeated="1013"/>
        </table:table-row>
        <table:table-row table:style-name="ro66">
          <table:table-cell table:style-name="ce131" office:value-type="string" calcext:value-type="string">
            <text:p>Work/education</text:p>
          </table:table-cell>
          <table:table-cell table:style-name="ce134" table:number-columns-repeated="10"/>
          <table:table-cell table:number-columns-repeated="1013"/>
        </table:table-row>
        <table:table-row-group>
          <table:table-row table:style-name="ro67">
            <table:table-cell table:style-name="ce132" office:value-type="string" calcext:value-type="string">
              <text:p>Java SE</text:p>
            </table:table-cell>
            <table:table-cell table:style-name="ce132" office:value-type="float" office:value="100" calcext:value-type="float">
              <text:p>100</text:p>
            </table:table-cell>
            <table:table-cell table:style-name="ce132" office:value-type="float" office:value="36" calcext:value-type="float">
              <text:p>36</text:p>
            </table:table-cell>
            <table:table-cell table:style-name="ce132" table:formula="of:= ([.C11]/[.B11])*100" office:value-type="float" office:value="36" calcext:value-type="float">
              <text:p>36</text:p>
            </table:table-cell>
            <table:table-cell table:style-name="ce139" office:value-type="string" calcext:value-type="string">
              <text:p>Head first 20%</text:p>
            </table:table-cell>
            <table:table-cell table:style-name="ce143" office:value-type="string" calcext:value-type="string">
              <text:p>Методы 20%(8)</text:p>
            </table:table-cell>
            <table:table-cell table:style-name="ce145" office:value-type="string" calcext:value-type="string">
              <text:p>Паттерны 20% (8)</text:p>
            </table:table-cell>
            <table:table-cell table:style-name="ce146" office:value-type="string" calcext:value-type="string">
              <text:p>Gradle/Maven 10%</text:p>
            </table:table-cell>
            <table:table-cell table:style-name="ce146" office:value-type="string" calcext:value-type="string">
              <text:p>Concurrency 10%</text:p>
            </table:table-cell>
            <table:table-cell table:style-name="ce146" office:value-type="string" calcext:value-type="string">
              <text:p>TDD 10%()</text:p>
            </table:table-cell>
            <table:table-cell table:style-name="ce13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28">
            <table:table-cell table:style-name="ce133" office:value-type="string" calcext:value-type="string">
              <text:p>Java EE</text:p>
            </table:table-cell>
            <table:table-cell table:style-name="ce133" office:value-type="float" office:value="100" calcext:value-type="float">
              <text:p>100</text:p>
            </table:table-cell>
            <table:table-cell table:style-name="ce133" office:value-type="float" office:value="0" calcext:value-type="float">
              <text:p>0</text:p>
            </table:table-cell>
            <table:table-cell table:style-name="ce133" table:formula="of:= ([.C12]/[.B12])*100" office:value-type="float" office:value="0" calcext:value-type="float">
              <text:p>0</text:p>
            </table:table-cell>
            <table:table-cell table:style-name="ce140" office:value-type="string" calcext:value-type="string">
              <text:p>Spring <text:s/>20%</text:p>
            </table:table-cell>
            <table:table-cell table:style-name="ce140" office:value-type="string" calcext:value-type="string">
              <text:p>Сервлеты и JSP 20%</text:p>
            </table:table-cell>
            <table:table-cell table:style-name="ce140" office:value-type="string" calcext:value-type="string">
              <text:p>Hibernate 15%</text:p>
            </table:table-cell>
            <table:table-cell table:style-name="ce133" office:value-type="string" calcext:value-type="string">
              <text:p>Java EE 8 Recipes 20%</text:p>
            </table:table-cell>
            <table:table-cell table:style-name="ce133" office:value-type="string" calcext:value-type="string">
              <text:p>Java на практике 5%</text:p>
            </table:table-cell>
            <table:table-cell table:style-name="ce133" office:value-type="string" calcext:value-type="string">
              <text:p>Java EE Web Application 15 %</text:p>
            </table:table-cell>
            <table:table-cell table:style-name="ce13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28">
            <table:table-cell table:style-name="ce134" office:value-type="string" calcext:value-type="string">
              <text:p>English</text:p>
            </table:table-cell>
            <table:table-cell table:style-name="ce134"/>
            <table:table-cell table:style-name="ce134" office:value-type="string" calcext:value-type="string">
              <text:p>Pre – intermediate</text:p>
            </table:table-cell>
            <table:table-cell table:style-name="ce134"/>
            <table:table-cell table:style-name="ce134" office:value-type="string" calcext:value-type="string">
              <text:p>Elementary</text:p>
            </table:table-cell>
            <table:table-cell table:style-name="ce134" office:value-type="string" calcext:value-type="string">
              <text:p>Pre – intermediate</text:p>
            </table:table-cell>
            <table:table-cell table:style-name="ce134" office:value-type="string" calcext:value-type="string">
              <text:p>Intermediate</text:p>
            </table:table-cell>
            <table:table-cell table:style-name="ce134" office:value-type="string" calcext:value-type="string">
              <text:p>Upper – Intermediate</text:p>
            </table:table-cell>
            <table:table-cell table:style-name="ce134" office:value-type="string" calcext:value-type="string">
              <text:p>Advanced</text:p>
            </table:table-cell>
            <table:table-cell table:style-name="ce134" office:value-type="string" calcext:value-type="string">
              <text:p>Proficient</text:p>
            </table:table-cell>
            <table:table-cell table:style-name="ce134"/>
            <table:table-cell table:number-columns-repeated="1013"/>
          </table:table-row>
          <table:table-row table:style-name="ro31">
            <table:table-cell table:style-name="ce135" office:value-type="string" calcext:value-type="string">
              <text:p>Алгоритмы </text:p>
            </table:table-cell>
            <table:table-cell table:style-name="ce135" office:value-type="float" office:value="100" calcext:value-type="float">
              <text:p>100</text:p>
            </table:table-cell>
            <table:table-cell table:style-name="ce135" office:value-type="float" office:value="32" calcext:value-type="float">
              <text:p>32</text:p>
            </table:table-cell>
            <table:table-cell table:style-name="ce135" table:formula="of:= ([.C14]/[.B14])*100" office:value-type="float" office:value="32" calcext:value-type="float">
              <text:p>32</text:p>
            </table:table-cell>
            <table:table-cell table:style-name="ce136" office:value-type="string" calcext:value-type="string">
              <text:p>Кормен введение 20% (12)</text:p>
            </table:table-cell>
            <table:table-cell table:style-name="ce133" office:value-type="string" calcext:value-type="string">
              <text:p>Алгоритмы и структуры данных — Артём Вурсалов 10%</text:p>
            </table:table-cell>
            <table:table-cell table:style-name="ce133" office:value-type="string" calcext:value-type="string">
              <text:p>Algorithms For Dummies 20%</text:p>
            </table:table-cell>
            <table:table-cell table:style-name="ce117" office:value-type="string" calcext:value-type="string">
              <text:p>Адитья Бхаргава «Грокаем алгоритмы 20 %(20)</text:p>
            </table:table-cell>
            <table:table-cell table:style-name="ce133" office:value-type="string" calcext:value-type="string">
              <text:p>Структуры данных и алгоритмы JAVA 20%</text:p>
            </table:table-cell>
            <table:table-cell table:style-name="ce133" office:value-type="string" calcext:value-type="string">
              <text:p>Distributed Algorithms: An Intuitive Approach 10%</text:p>
            </table:table-cell>
            <table:table-cell table:style-name="ce133"/>
            <table:table-cell table:number-columns-repeated="1013"/>
          </table:table-row>
          <table:table-row table:style-name="ro30">
            <table:table-cell table:style-name="ce134" office:value-type="string" calcext:value-type="string">
              <text:p>Programming / computer since </text:p>
            </table:table-cell>
            <table:table-cell table:style-name="ce134" office:value-type="float" office:value="100" calcext:value-type="float">
              <text:p>100</text:p>
            </table:table-cell>
            <table:table-cell table:style-name="ce134" office:value-type="float" office:value="17" calcext:value-type="float">
              <text:p>17</text:p>
            </table:table-cell>
            <table:table-cell table:style-name="ce134" table:formula="of:= ([.C15]/[.B15])*100" office:value-type="float" office:value="17" calcext:value-type="float">
              <text:p>17</text:p>
            </table:table-cell>
            <table:table-cell table:style-name="ce133" office:value-type="string" calcext:value-type="string">
              <text:p>Agile 10%</text:p>
            </table:table-cell>
            <table:table-cell table:style-name="ce133" office:value-type="string" calcext:value-type="string">
              <text:p>Comp since 10%</text:p>
            </table:table-cell>
            <table:table-cell table:style-name="ce133" office:value-type="string" calcext:value-type="string">
              <text:p>7 Languages 10 %</text:p>
            </table:table-cell>
            <table:table-cell table:style-name="ce147" office:value-type="string" calcext:value-type="string">
              <text:p>Clean code 15%(9)</text:p>
            </table:table-cell>
            <table:table-cell table:style-name="ce150" office:value-type="string" calcext:value-type="string">
              <text:p>Программист – фан 5%(5)</text:p>
            </table:table-cell>
            <table:table-cell table:style-name="ce140" office:value-type="string" calcext:value-type="string">
              <text:p>Совершенный код 10%</text:p>
            </table:table-cell>
            <table:table-cell table:style-name="ce152" office:value-type="string" calcext:value-type="string">
              <text:p>Программист – праг 5%(1)</text:p>
            </table:table-cell>
            <table:table-cell table:style-name="ce154" office:value-type="string" calcext:value-type="string">
              <text:p>Карьера программиста 5%</text:p>
            </table:table-cell>
            <table:table-cell table:style-name="ce154" office:value-type="string" calcext:value-type="string">
              <text:p>Компиляторы 10%</text:p>
            </table:table-cell>
            <table:table-cell table:style-name="ce144" office:value-type="string" calcext:value-type="string">
              <text:p>Git – 10%(1)</text:p>
            </table:table-cell>
            <table:table-cell table:style-name="ce144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132" office:value-type="string" calcext:value-type="string">
              <text:p>Linux</text:p>
            </table:table-cell>
            <table:table-cell table:style-name="ce132" office:value-type="float" office:value="100" calcext:value-type="float">
              <text:p>100</text:p>
            </table:table-cell>
            <table:table-cell table:style-name="ce132" office:value-type="float" office:value="25" calcext:value-type="float">
              <text:p>25</text:p>
            </table:table-cell>
            <table:table-cell table:style-name="ce132" table:formula="of:= ([.C16]/[.B16])*100" office:value-type="float" office:value="25" calcext:value-type="float">
              <text:p>25</text:p>
            </table:table-cell>
            <table:table-cell table:style-name="ce128" office:value-type="string" calcext:value-type="string">
              <text:p>Установка 10%</text:p>
            </table:table-cell>
            <table:table-cell table:style-name="ce128" office:value-type="string" calcext:value-type="string">
              <text:p>Настройка 15%</text:p>
            </table:table-cell>
            <table:table-cell table:style-name="ce133" office:value-type="string" calcext:value-type="string">
              <text:p>Терминал Linux 10%</text:p>
            </table:table-cell>
            <table:table-cell table:style-name="ce133" office:value-type="string" calcext:value-type="string">
              <text:p>Изучаем Linux на примере Ubuntu 30%</text:p>
            </table:table-cell>
            <table:table-cell table:style-name="ce133" table:number-columns-repeated="3"/>
            <table:table-cell table:number-columns-repeated="1013"/>
          </table:table-row>
          <table:table-row table:style-name="ro26">
            <table:table-cell table:style-name="ce134" office:value-type="string" calcext:value-type="string">
              <text:p>Frontend </text:p>
            </table:table-cell>
            <table:table-cell table:style-name="ce134" office:value-type="float" office:value="100" calcext:value-type="float">
              <text:p>100</text:p>
            </table:table-cell>
            <table:table-cell table:style-name="ce134" office:value-type="float" office:value="20" calcext:value-type="float">
              <text:p>20</text:p>
            </table:table-cell>
            <table:table-cell table:style-name="ce134" table:formula="of:= ([.C17]/[.B17])*100" office:value-type="float" office:value="20" calcext:value-type="float">
              <text:p>20</text:p>
            </table:table-cell>
            <table:table-cell table:style-name="ce136" office:value-type="string" calcext:value-type="string">
              <text:p>HTML 30% (15)</text:p>
            </table:table-cell>
            <table:table-cell table:style-name="ce133" office:value-type="string" calcext:value-type="string">
              <text:p>CSS 25%</text:p>
            </table:table-cell>
            <table:table-cell table:style-name="ce134" office:value-type="string" calcext:value-type="string">
              <text:p>Javascript 50%(5)</text:p>
            </table:table-cell>
            <table:table-cell table:style-name="ce137" table:number-columns-repeated="4"/>
            <table:table-cell table:number-columns-repeated="1013"/>
          </table:table-row>
        </table:table-row-group>
        <table:table-row table:style-name="ro66">
          <table:table-cell table:style-name="ce131" office:value-type="string" calcext:value-type="string">
            <text:p>Health/Sport</text:p>
          </table:table-cell>
          <table:table-cell table:style-name="ce134" table:number-columns-repeated="10"/>
          <table:table-cell table:number-columns-repeated="1013"/>
        </table:table-row>
        <table:table-row-group>
          <table:table-row table:style-name="ro68">
            <table:table-cell table:style-name="ce136" office:value-type="string" calcext:value-type="string">
              <text:p>Спорт (Набор формы)</text:p>
            </table:table-cell>
            <table:table-cell table:style-name="ce136" office:value-type="float" office:value="180" calcext:value-type="float">
              <text:p>180</text:p>
            </table:table-cell>
            <table:table-cell table:style-name="ce136" office:value-type="float" office:value="101" calcext:value-type="float">
              <text:p>101</text:p>
            </table:table-cell>
            <table:table-cell table:style-name="ce136" office:value-type="string" calcext:value-type="string">
              <text:p>&gt;45% <text:s/>&lt;65%</text:p>
            </table:table-cell>
            <table:table-cell table:style-name="ce141" office:value-type="string" calcext:value-type="string">
              <text:p>До 60 <text:s/>= 0/10%</text:p>
            </table:table-cell>
            <table:table-cell table:style-name="ce141" office:value-type="string" calcext:value-type="string">
              <text:p>60 – 80 = 10/25%</text:p>
            </table:table-cell>
            <table:table-cell table:style-name="ce141" office:value-type="string" calcext:value-type="string">
              <text:p>80 – 100 = 25/45%</text:p>
            </table:table-cell>
            <table:table-cell table:style-name="ce148" office:value-type="string" calcext:value-type="string">
              <text:p>100 – 120 = 45/65%</text:p>
            </table:table-cell>
            <table:table-cell table:style-name="ce148" office:value-type="string" calcext:value-type="string">
              <text:p>120 – 150 = 65/100%</text:p>
            </table:table-cell>
            <table:table-cell table:style-name="ce148" office:value-type="string" calcext:value-type="string">
              <text:p>150 – 180 = 85/100%</text:p>
            </table:table-cell>
            <table:table-cell table:style-name="ce153"/>
            <table:table-cell table:style-name="ce121"/>
            <table:table-cell table:number-columns-repeated="1012"/>
          </table:table-row>
          <table:table-row table:style-name="ro28">
            <table:table-cell table:style-name="ce135" office:value-type="string" calcext:value-type="string">
              <text:p>Здоровье(Начало)</text:p>
            </table:table-cell>
            <table:table-cell table:style-name="ce135" office:value-type="float" office:value="100" calcext:value-type="float">
              <text:p>100</text:p>
            </table:table-cell>
            <table:table-cell table:style-name="ce135" office:value-type="float" office:value="32" calcext:value-type="float">
              <text:p>32</text:p>
            </table:table-cell>
            <table:table-cell table:style-name="ce135" table:formula="of:= ([.C20] / [.B20]) * 100" office:value-type="float" office:value="32" calcext:value-type="float">
              <text:p>32</text:p>
            </table:table-cell>
            <table:table-cell table:style-name="ce142" office:value-type="string" calcext:value-type="string">
              <text:p>45 мин у стены 10% (10)</text:p>
            </table:table-cell>
            <table:table-cell table:style-name="ce144" office:value-type="string" calcext:value-type="string">
              <text:p>5 дней без белка10% (4)</text:p>
            </table:table-cell>
            <table:table-cell table:style-name="ce142" office:value-type="string" calcext:value-type="string">
              <text:p>Мильгамма 10% (10)</text:p>
            </table:table-cell>
            <table:table-cell table:style-name="ce149" office:value-type="string" calcext:value-type="string">
              <text:p>Сходить к врачу 20%</text:p>
            </table:table-cell>
            <table:table-cell table:style-name="ce151" office:value-type="string" calcext:value-type="string">
              <text:p>5 дней голодовка 20%(8)</text:p>
            </table:table-cell>
            <table:table-cell table:style-name="ce149" table:number-columns-repeated="5"/>
            <table:table-cell table:style-name="ce137"/>
            <table:table-cell table:number-columns-repeated="1009"/>
          </table:table-row>
        </table:table-row-group>
        <table:table-row table:style-name="ro26">
          <table:table-cell table:style-name="ce137" table:number-columns-repeated="3"/>
          <table:table-cell table:style-name="ce138" table:formula="of:= ([.C21]/[.B21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2]/[.B22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3]/[.B23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4]/[.B24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5]/[.B25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6]/[.B26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7]/[.B27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8]/[.B28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9]/[.B29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51" table:default-cell-style-name="ce129"/>
        <table:table-column table:style-name="co52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46" table:default-cell-style-name="ce129"/>
        <table:table-column table:style-name="co45" table:default-cell-style-name="ce129"/>
        <table:table-column table:style-name="co56" table:default-cell-style-name="ce129"/>
        <table:table-column table:style-name="co23" table:default-cell-style-name="ce129"/>
        <table:table-column table:style-name="co47" table:default-cell-style-name="ce129"/>
        <table:table-column table:style-name="co57" table:default-cell-style-name="ce129"/>
        <table:table-column table:style-name="co58" table:default-cell-style-name="ce129"/>
        <table:table-column table:style-name="co46" table:default-cell-style-name="ce129"/>
        <table:table-column table:style-name="co59" table:default-cell-style-name="ce129"/>
        <table:table-column table:style-name="co1" table:number-columns-repeated="1010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style-name="ce130" office:value-type="string" calcext:value-type="string">
            <text:p>Пункт 8</text:p>
          </table:table-cell>
          <table:table-cell table:style-name="ce130" office:value-type="string" calcext:value-type="string">
            <text:p>Пункт 9</text:p>
          </table:table-cell>
          <table:table-cell table:style-name="ce130" office:value-type="string" calcext:value-type="string">
            <text:p>Пункт 10</text:p>
          </table:table-cell>
          <table:table-cell table:number-columns-repeated="1010"/>
        </table:table-row>
        <table:table-row table:style-name="ro69">
          <table:table-cell table:style-name="ce134" office:value-type="string" calcext:value-type="string">
            <text:p>Health/Sport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table:formula="of:= ([.C9] / [.B9]) * 100" office:value-type="float" office:value="24" calcext:value-type="float">
            <text:p>24</text:p>
          </table:table-cell>
          <table:table-cell table:style-name="ce156" office:value-type="string" calcext:value-type="string">
            <text:p>Спорт (Набор формы) 30%(15)</text:p>
          </table:table-cell>
          <table:table-cell table:style-name="ce134" office:value-type="string" calcext:value-type="string">
            <text:p>Здоровье(Начало) 30%(9)</text:p>
          </table:table-cell>
          <table:table-cell table:style-name="ce157" table:number-columns-repeated="2"/>
          <table:table-cell table:style-name="ce144" table:number-columns-repeated="6"/>
          <table:table-cell table:number-columns-repeated="1010"/>
        </table:table-row>
        <table:table-row table:style-name="ro67">
          <table:table-cell table:style-name="ce134" office:value-type="string" calcext:value-type="string">
            <text:p>Work/education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table:formula="of:= ([.C10] / [.B10]) * 100" office:value-type="float" office:value="17" calcext:value-type="float">
            <text:p>17</text:p>
          </table:table-cell>
          <table:table-cell table:style-name="ce132" office:value-type="string" calcext:value-type="string">
            <text:p>Java SE 20%(8)</text:p>
          </table:table-cell>
          <table:table-cell table:style-name="ce133" office:value-type="string" calcext:value-type="string">
            <text:p>Java EE 25%</text:p>
          </table:table-cell>
          <table:table-cell table:style-name="ce134" office:value-type="string" calcext:value-type="string">
            <text:p>English 15%(2)</text:p>
          </table:table-cell>
          <table:table-cell table:style-name="ce134" office:value-type="string" calcext:value-type="string">
            <text:p>Алгоритмы 10%(3)</text:p>
          </table:table-cell>
          <table:table-cell table:style-name="ce134" office:value-type="string" calcext:value-type="string">
            <text:p>Programming / computer since 10%(2)</text:p>
          </table:table-cell>
          <table:table-cell table:style-name="ce132" office:value-type="string" calcext:value-type="string">
            <text:p>Linux 5%(1)</text:p>
          </table:table-cell>
          <table:table-cell table:style-name="ce134" office:value-type="string" calcext:value-type="string">
            <text:p>Frontend 5%(1)</text:p>
          </table:table-cell>
          <table:table-cell table:style-name="ce133" office:value-type="string" calcext:value-type="string">
            <text:p>Android 10%</text:p>
          </table:table-cell>
          <table:table-cell table:style-name="ce137" table:number-columns-repeated="2"/>
          <table:table-cell table:number-columns-repeated="1010"/>
        </table:table-row>
        <table:table-row table:style-name="ro26">
          <table:table-cell table:style-name="ce133" office:value-type="string" calcext:value-type="string">
            <text:p>Business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 ([.C11] / [.B11]) * 100" office:value-type="float" office:value="0" calcext:value-type="float">
            <text:p>0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2] / [.B12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3] / [.B13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4] / [.B14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5] / [.B15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6] / [.B16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7] / [.B17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8] / [.B18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9] / [.B19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155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.00.0000</text:date>, <text:time style:data-style-name="N2" text:time-value="18:55:10.886634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13H24M42S</meta:editing-duration>
    <meta:editing-cycles>1286</meta:editing-cycles>
    <meta:generator>LibreOffice/5.1.6.2$Linux_X86_64 LibreOffice_project/10m0$Build-2</meta:generator>
    <dc:date>2018-10-05T18:56:25.022219381</dc:date>
    <meta:document-statistic meta:table-count="9" meta:cell-count="1478" meta:object-count="0"/>
    <meta:user-defined meta:name="Info 1"/>
    <meta:user-defined meta:name="Info 2"/>
    <meta:user-defined meta:name="Info 3"/>
    <meta:user-defined meta:name="Info 4"/>
  </office:meta>
</office:document-meta>
</file>